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3mm"/>
    </style:style>
    <style:style style:name="co3" style:family="table-column">
      <style:table-column-properties fo:break-before="auto" style:column-width="28.7mm"/>
    </style:style>
    <style:style style:name="co4" style:family="table-column">
      <style:table-column-properties fo:break-before="auto" style:column-width="20.2mm"/>
    </style:style>
    <style:style style:name="co5" style:family="table-column">
      <style:table-column-properties fo:break-before="auto" style:column-width="1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/>
      <style:text-properties fo:color="#0000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EXCEL UYGULAMA SINAVI</text:p>
          </table:table-cell>
          <table:covered-table-cell/>
          <table:covered-table-cell table:style-name="Default"/>
          <table:covered-table-cell table:number-columns-repeated="10"/>
          <table:table-cell table:number-columns-repeated="3"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10"/>
          <table:table-cell table:number-columns-repeated="3"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10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3" table:number-rows-spanned="1">
            <text:p>NOT SİSTEMİ</text:p>
          </table:table-cell>
          <table:covered-table-cell/>
          <table:covered-table-cell table:style-name="Default"/>
          <table:covered-table-cell table:number-columns-repeated="10"/>
          <table:table-cell table:number-columns-repeated="3"/>
        </table:table-row>
        <table:table-row table:style-name="ro1">
          <table:table-cell table:style-name="ce3" office:value-type="string" calcext:value-type="string">
            <text:p>SIRA NO</text:p>
          </table:table-cell>
          <table:table-cell table:style-name="ce3" office:value-type="string" calcext:value-type="string">
            <text:p>ÖĞRENCİ NO</text:p>
          </table:table-cell>
          <table:table-cell table:style-name="ce4" office:value-type="string" calcext:value-type="string">
            <text:p>ADI SOYADI</text:p>
          </table:table-cell>
          <table:table-cell table:style-name="ce4" office:value-type="string" calcext:value-type="string">
            <text:p>1.YAZILI</text:p>
          </table:table-cell>
          <table:table-cell table:style-name="ce4" office:value-type="string" calcext:value-type="string">
            <text:p>2.YAZILI</text:p>
          </table:table-cell>
          <table:table-cell table:style-name="ce4" office:value-type="string" calcext:value-type="string">
            <text:p>3.YAZILI</text:p>
          </table:table-cell>
          <table:table-cell table:style-name="ce6" table:number-columns-spanned="1" table:number-rows-spanned="11"/>
          <table:table-cell table:style-name="ce4" office:value-type="string" calcext:value-type="string">
            <text:p>PERF.-1</text:p>
          </table:table-cell>
          <table:table-cell table:style-name="ce4" office:value-type="string" calcext:value-type="string">
            <text:p>PERF.-2</text:p>
          </table:table-cell>
          <table:table-cell table:style-name="ce6" table:number-columns-spanned="1" table:number-rows-spanned="11"/>
          <table:table-cell office:value-type="string" calcext:value-type="string">
            <text:p>ORTALAMA</text:p>
          </table:table-cell>
          <table:table-cell office:value-type="string" calcext:value-type="string">
            <text:p>DERECE</text:p>
          </table:table-cell>
          <table:table-cell office:value-type="string" calcext:value-type="string">
            <text:p>DURU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covered-table-cell/>
          <table:table-cell table:number-columns-repeated="2" office:value-type="float" office:value="95" calcext:value-type="float">
            <text:p>95</text:p>
          </table:table-cell>
          <table:covered-table-cell/>
          <table:table-cell table:formula="of:=AVERAGE([.D6];[.I6])" office:value-type="float" office:value="92.5" calcext:value-type="float">
            <text:p>92,5</text:p>
          </table:table-cell>
          <table:table-cell/>
          <table:table-cell table:formula="of:=IF(q5and(AVERAGE([.K6:.K15]);min([.K6:.K15])&lt;50;&quot;GEÇTİ&quot;;&quot;KALDI&quot;;))" office:value-type="string" office:string-value="" calcext:value-type="error">
            <text:p>#NAME?</text:p>
          </table:table-cell>
          <table:table-cell table:number-columns-repeated="2"/>
          <table:table-cell office:value-type="string" calcext:value-type="string">
            <text:p>HİLAL KARN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covered-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covered-table-cell/>
          <table:table-cell table:formula="of:=AVERAGE([.D7];[.I7])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10-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 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covered-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covered-table-cell/>
          <table:table-cell table:formula="of:=AVERAGE([.D8];[.I8])" office:value-type="float" office:value="82.5" calcext:value-type="float">
            <text:p>82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covered-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covered-table-cell/>
          <table:table-cell table:formula="of:=AVERAGE([.D9];[.I9])" office:value-type="float" office:value="67.5" calcext:value-type="float">
            <text:p>67,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n Kı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covered-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covered-table-cell/>
          <table:table-cell table:formula="of:=AVERAGE([.D10];[.I10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covered-table-cell/>
          <table:table-cell table:number-columns-repeated="2" office:value-type="float" office:value="80" calcext:value-type="float">
            <text:p>80</text:p>
          </table:table-cell>
          <table:covered-table-cell/>
          <table:table-cell table:formula="of:=AVERAGE([.D11];[.I11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covered-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covered-table-cell/>
          <table:table-cell table:formula="of:=AVERAGE([.D12];[.I12])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covered-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covered-table-cell/>
          <table:table-cell table:formula="of:=AVERAGE([.D13];[.I13])" office:value-type="float" office:value="82.5" calcext:value-type="float">
            <text:p>82,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2" office:value-type="float" office:value="80" calcext:value-type="float">
            <text:p>80</text:p>
          </table:table-cell>
          <table:covered-table-cell/>
          <table:table-cell table:formula="of:=AVERAGE([.D14];[.I14])" office:value-type="float" office:value="82.5" calcext:value-type="float">
            <text:p>82,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covered-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covered-table-cell/>
          <table:table-cell table:formula="of:=AVERAGE([.D15];[.I15])" office:value-type="float" office:value="91.5" calcext:value-type="float">
            <text:p>91,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12:34.292804872</meta:creation-date>
    <dc:date>2019-03-04T11:55:46.853252087</dc:date>
    <meta:editing-duration>PT10M56S</meta:editing-duration>
    <meta:editing-cycles>1</meta:editing-cycles>
    <meta:document-statistic meta:table-count="1" meta:cell-count="105" meta:object-count="0"/>
    <meta:generator>LibreOffice/5.2.7.2$Linux_ARM_EABI LibreOffice_project/20m0$Build-2</meta:generator>
  </office:meta>
</office:document-meta>
</file>